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f637" officeooo:paragraph-rsid="001df637"/>
    </style:style>
    <style:style style:name="P2" style:family="paragraph" style:parent-style-name="Standard">
      <style:text-properties style:font-name="Arial" fo:font-weight="bold" officeooo:rsid="001df637" officeooo:paragraph-rsid="001df637" style:font-weight-asian="bold" style:font-weight-complex="bold"/>
    </style:style>
    <style:style style:name="P3" style:family="paragraph" style:parent-style-name="Standard" style:list-style-name="L1">
      <style:text-properties style:font-name="Arial" fo:font-weight="normal" officeooo:rsid="001df637" officeooo:paragraph-rsid="001df637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df637" officeooo:paragraph-rsid="001df637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f0e0f" officeooo:paragraph-rsid="001f0e0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KIST</text:p>
      <text:p text:style-name="P1"/>
      <text:list xml:id="list3038789221" text:style-name="L1">
        <text:list-item>
          <text:p text:style-name="P3">Smooth scrolling</text:p>
        </text:list-item>
        <text:list-item>
          <text:p text:style-name="P3">Guard clause</text:p>
        </text:list-item>
        <text:list-item>
          <text:p text:style-name="P3">Sticky navigation bar</text:p>
        </text:list-item>
        <text:list-item>
          <text:p text:style-name="P3">Fade animation navigation bar</text:p>
        </text:list-item>
        <text:list-item>
          <text:p text:style-name="P3">Reveal section animation </text:p>
        </text:list-item>
        <text:list-item>
          <text:p text:style-name="P3">Lazy loading images</text:p>
        </text:list-item>
        <text:list-item>
          <text:p text:style-name="P3">Slider</text:p>
        </text:list-item>
      </text:list>
      <text:p text:style-name="P4"/>
      <text:p text:style-name="P5">classList.remove() - Remove class from element</text:p>
      <text:p text:style-name="P5">classList.add() - Add class to element</text:p>
      <text:p text:style-name="P5">classList.contains() - Test class name of element</text:p>
      <text:p text:style-name="P5"/>
      <text:p text:style-name="P5">getAttribute - 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4:46:00.336000000</meta:creation-date>
    <dc:date>2021-02-11T07:54:02.029000000</dc:date>
    <meta:editing-duration>PT10M50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3" meta:word-count="47" meta:character-count="298" meta:non-whitespace-character-count="267"/>
  </office:meta>
</office:document-meta>
</file>